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729fcf" draw:textarea-vertical-align="middle" loext:decorative="false"/>
    </style:style>
    <style:style style:name="gr2" style:family="graphic" style:parent-style-name="objectwithoutfill">
      <style:graphic-properties svg:stroke-color="#ff0000" draw:fill="none" draw:fill-color="#729fcf" draw:textarea-vertical-align="middle" loext:decorative="false"/>
    </style:style>
    <style:style style:name="gr3" style:family="graphic" style:parent-style-name="objectwithoutfill">
      <style:graphic-properties svg:stroke-color="#bbe33d" draw:fill="none" draw:fill-color="#729fcf" draw:textarea-vertical-align="middle" loext:decorative="false"/>
    </style:style>
    <style:style style:name="gr4" style:family="graphic" style:parent-style-name="standard">
      <style:graphic-properties draw:stroke="none" svg:stroke-color="#3465a4" draw:fill="none" draw:fill-color="#729fcf" draw:auto-grow-height="true" draw:auto-grow-width="false" fo:min-height="8.533cm" loext:decorative="false"/>
      <style:paragraph-properties style:writing-mode="lr-tb"/>
    </style:style>
    <style:style style:name="gr5" style:family="graphic" style:parent-style-name="objectwithoutfill">
      <style:graphic-properties svg:stroke-color="#3465a4" draw:fill="none" draw:fill-color="#729fcf" draw:textarea-vertical-align="middle" loext:decorative="fals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729fc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301cm" svg:height="5.292cm" draw:transform="rotate (-1.68249739892253) translate (8.02082807182763cm 4.96117833424802cm)" svg:viewBox="0 0 5302 5293" svg:d="M344 5226c430 27 863 31 1294-1 486-37 971-109 1457-164 449-50 910-48 1350-151 379-89 1188 275 710-728-209-440-114-971-163-1457-45-437-147-876-112-1317 37-465 136-998-219-1307-439-383-1001 440-1555 570-445 104-886 222-1334 293-459 73-960-27-1386 156-564 241-345 947-341 1441 2 395 0 792 24 1185 26 419 93 846 281 1228l36 319z">
          <text:p/>
        </draw:path>
        <draw:path draw:style-name="gr1" draw:text-style-name="P1" draw:layer="layout" svg:width="4.928cm" svg:height="4.713cm" draw:transform="rotate (-1.5707963267949) translate (39.9678569482589cm 5.47cm)" svg:viewBox="0 0 4929 4714" svg:d="M0 4392c953-72 1902-306 2861-250 600 35 1396 280 1788-179 594-695 21-1816 250-2682 185-701-641-463-930-572-643-242-1290-425-1966-500-510-56-1176-703-1109 608 32 637-230 1259-286 1895-54 614-217 1212-286 1823l-35 179">
          <text:p/>
        </draw:path>
        <draw:path draw:style-name="gr1" draw:text-style-name="P1" draw:layer="layout" svg:width="2.681cm" svg:height="3.824cm" svg:x="3.504cm" svg:y="5.435cm" svg:viewBox="0 0 2682 3825" svg:d="M0 0c310 850 694 1692 1323 2360 402 428 571 1048 1144 1322l215 143">
          <text:p/>
        </draw:path>
        <draw:path draw:style-name="gr1" draw:text-style-name="P1" draw:layer="layout" svg:width="3.624cm" svg:height="3.529cm" svg:x="3.075cm" svg:y="5.337cm" svg:viewBox="0 0 3625 3530" svg:d="M0 3530c726-459 1531-965 1895-1788 248-562 674-1044 1180-1394 1275-883-26 189-322 215h-71">
          <text:p/>
        </draw:path>
        <draw:path draw:style-name="gr1" draw:text-style-name="P1" draw:layer="layout" svg:width="3.836cm" svg:height="1.425cm" draw:transform="rotate (-1.24616508592395) translate (37.5342168127511cm 6.08860183959563cm)" svg:viewBox="0 0 3837 1426" svg:d="M0 1425c774 20 1532-143 2285-288 485-93 869-454 1212-799l284-282 56-56">
          <text:p/>
        </draw:path>
        <draw:path draw:style-name="gr1" draw:text-style-name="P1" draw:layer="layout" svg:width="3.081cm" svg:height="1.988cm" draw:transform="rotate (0.246615023306799) translate (35.9124775455592cm 7.51032868756772cm)" svg:viewBox="0 0 3082 1989" svg:d="M0 1989c553-96 903-552 1355-839 519-329 1121-549 1545-1012l182-138">
          <text:p/>
        </draw:path>
        <draw:line draw:style-name="gr1" draw:text-style-name="P1" draw:layer="layout" svg:x1="34.02cm" svg:y1="7.985cm" svg:x2="30.527cm" svg:y2="7.985cm">
          <text:p/>
        </draw:line>
        <draw:line draw:style-name="gr1" draw:text-style-name="P1" draw:layer="layout" svg:x1="30.845cm" svg:y1="7.667cm" svg:x2="30.21cm" svg:y2="7.985cm">
          <text:p/>
        </draw:line>
        <draw:line draw:style-name="gr1" draw:text-style-name="P1" draw:layer="layout" svg:x1="30.21cm" svg:y1="7.985cm" svg:x2="30.845cm" svg:y2="8.302cm">
          <text:p/>
        </draw:line>
        <draw:line draw:style-name="gr2" draw:text-style-name="P1" draw:layer="layout" svg:x1="1.952cm" svg:y1="2.27cm" svg:x2="1.952cm" svg:y2="27.987cm">
          <text:p/>
        </draw:line>
        <draw:line draw:style-name="gr2" draw:text-style-name="P1" draw:layer="layout" svg:x1="2.27cm" svg:y1="2.27cm" svg:x2="42.275cm" svg:y2="2.27cm">
          <text:p/>
        </draw:line>
        <draw:line draw:style-name="gr2" draw:text-style-name="P1" draw:layer="layout" svg:x1="41.322cm" svg:y1="2.587cm" svg:x2="41.64cm" svg:y2="27.987cm">
          <text:p/>
        </draw:line>
        <draw:line draw:style-name="gr2" draw:text-style-name="P1" draw:layer="layout" svg:x1="1.952cm" svg:y1="28.305cm" svg:x2="41.64cm" svg:y2="28.305cm">
          <text:p/>
        </draw:line>
        <draw:path draw:style-name="gr3" draw:text-style-name="P1" draw:layer="layout" svg:width="2.701cm" svg:height="2.951cm" draw:transform="rotate (-2.81696141271885) translate (33.323cm 7.008cm)" svg:viewBox="0 0 2702 2952" svg:d="M0 0c427 35 842-61 1277 128 399 173 782 383 1038 727 264 355 446 798 369 1255-58 349-109 957-692 824-481-110-739-496-1003-828-275-345 172-1017 623-733l328 147-12 374-124 33">
          <text:p/>
        </draw:path>
        <draw:path draw:style-name="gr3" draw:text-style-name="P1" draw:layer="layout" svg:width="2.678cm" svg:height="2.096cm" draw:transform="rotate (3.03024064731256) translate (33.0194668769341cm 10.9466324660049cm)" svg:viewBox="0 0 2679 2097" svg:d="M0 2093c384 23 762-49 1141-92 387-43 819-140 1066-443 255-313 734-854 291-1256-322-293-810-357-1216-260-552 133-366 954 87 1106l356-40 169-415-150-55">
          <text:p/>
        </draw:path>
        <draw:path draw:style-name="gr3" draw:text-style-name="P1" draw:layer="layout" svg:width="3.753cm" svg:height="3.763cm" draw:transform="rotate (-3.14159265358979) translate (27.996cm 6.79301540369064cm)" svg:viewBox="0 0 3754 3764" svg:d="M0 0c385-1 763 47 1144 178 384 133 785 170 1144 358 440 231 879 520 1109 1001 188 394 360 812 357 1251-3 414-245 908-715 966-412 50-810-105-1144-322-405-263-480-792-358-1180 117-373 766-638 1109-250l107 322">
          <text:p/>
        </draw:path>
        <draw:path draw:style-name="gr3" draw:text-style-name="P1" draw:layer="layout" svg:width="3.569cm" svg:height="3.125cm" draw:transform="rotate (-3.14159265358979) translate (28.425cm 12.5151906558934cm)" svg:viewBox="0 0 3570 3126" svg:d="M0 3112c479 33 961 8 1430-72 409-70 806-113 1216-179 518-83 805-557 894-1037 88-471-20-897-251-1251-237-362-726-592-1180-572-530 23-498 630-536 1001l358 179h107">
          <text:p/>
        </draw:path>
        <draw:path draw:style-name="gr3" draw:text-style-name="P1" draw:layer="layout" svg:width="4.125cm" svg:height="4.319cm" draw:transform="rotate (-3.04106168867492) translate (23.2765170561058cm 6.72712591379154cm)" svg:viewBox="0 0 4126 4320" svg:d="M0 5c406 15 820-45 1216 51 446 109 818 410 1234 591 468 204 889 518 1202 913 278 349 403 795 451 1231 42 380 48 792-186 1131-267 386-721 419-1118 391-521-37-725-590-1020-930l111-384 114-61">
          <text:p/>
        </draw:path>
        <draw:path draw:style-name="gr3" draw:text-style-name="P1" draw:layer="layout" svg:width="4.362cm" svg:height="3.31cm" draw:transform="rotate (-3.01976867180059) translate (23.5256708480013cm 12.754302569498cm)" svg:viewBox="0 0 4363 3311" svg:d="M0 3231c444 70 886-23 1331 19 440 42 884 75 1325 55 405-19 832-110 1161-362 324-248 533-658 529-1088-3-412 80-856-100-1237-170-359-600-709-1044-596l-398 312 5 252">
          <text:p/>
        </draw:path>
        <draw:path draw:style-name="gr3" draw:text-style-name="P1" draw:layer="layout" svg:width="0.608cm" svg:height="0.341cm" draw:transform="rotate (-3.04106168867492) translate (26.5635814111432cm 11.6669143908926cm)" svg:viewBox="0 0 609 342" svg:d="M0 335l430 7 179-342">
          <text:p/>
        </draw:path>
        <draw:path draw:style-name="gr3" draw:text-style-name="P1" draw:layer="layout" svg:width="3.951cm" svg:height="3.286cm" draw:transform="rotate (2.98014969778032) translate (17.1252533045297cm 6.37472511239433cm)" svg:viewBox="0 0 3952 3287" svg:d="M0 11c431 25 892-93 1287 115 419 221 863 371 1262 629 415 268 703 674 972 1073 222 329 336 711 431 1089l-49 370">
          <text:p/>
        </draw:path>
        <draw:path draw:style-name="gr3" draw:text-style-name="P1" draw:layer="layout" svg:width="5.061cm" svg:height="4.147cm" draw:transform="rotate (-3.14159265358979) translate (17.234cm 13.873cm)" svg:viewBox="0 0 5062 4148" svg:d="M0 4148c421 2 812-163 1216-251 461-100 908-254 1358-393 442-137 805-448 1145-751 373-333 675-739 965-1144 228-320 448-724 357-1144l-71-358v-107">
          <text:p/>
        </draw:path>
        <draw:line draw:style-name="gr1" draw:text-style-name="P1" draw:layer="layout" svg:x1="28.622cm" svg:y1="7.985cm" svg:x2="25.129cm" svg:y2="7.985cm">
          <text:p/>
        </draw:line>
        <draw:line draw:style-name="gr1" draw:text-style-name="P1" draw:layer="layout" svg:x1="25.447cm" svg:y1="7.667cm" svg:x2="24.812cm" svg:y2="7.985cm">
          <text:p/>
        </draw:line>
        <draw:line draw:style-name="gr1" draw:text-style-name="P1" draw:layer="layout" svg:x1="24.812cm" svg:y1="7.985cm" svg:x2="25.447cm" svg:y2="8.302cm">
          <text:p/>
        </draw:line>
        <draw:line draw:style-name="gr1" draw:text-style-name="P1" draw:layer="layout" svg:x1="23.542cm" svg:y1="7.985cm" svg:x2="20.049cm" svg:y2="7.985cm">
          <text:p/>
        </draw:line>
        <draw:line draw:style-name="gr1" draw:text-style-name="P1" draw:layer="layout" svg:x1="20.367cm" svg:y1="7.667cm" svg:x2="19.732cm" svg:y2="7.985cm">
          <text:p/>
        </draw:line>
        <draw:line draw:style-name="gr1" draw:text-style-name="P1" draw:layer="layout" svg:x1="19.732cm" svg:y1="7.985cm" svg:x2="20.367cm" svg:y2="8.302cm">
          <text:p/>
        </draw:line>
        <draw:line draw:style-name="gr1" draw:text-style-name="P1" draw:layer="layout" svg:x1="17.51cm" svg:y1="7.985cm" svg:x2="14.017cm" svg:y2="7.985cm">
          <text:p/>
        </draw:line>
        <draw:line draw:style-name="gr1" draw:text-style-name="P1" draw:layer="layout" svg:x1="14.335cm" svg:y1="7.667cm" svg:x2="13.7cm" svg:y2="7.985cm">
          <text:p/>
        </draw:line>
        <draw:line draw:style-name="gr1" draw:text-style-name="P1" draw:layer="layout" svg:x1="13.7cm" svg:y1="7.985cm" svg:x2="14.335cm" svg:y2="8.302cm">
          <text:p/>
        </draw:line>
        <draw:frame draw:style-name="gr4" draw:text-style-name="P2" draw:layer="layout" svg:width="16.192cm" svg:height="15.182cm" svg:x="16.558cm" svg:y="14.062cm">
          <draw:text-box>
            <text:p>Origin (Creates Directional_lines moving away from the origin)</text:p>
            <text:p/>
            <text:p>Directional_line (Diminishing line depicting the direction of the airflow)</text:p>
            <text:p/>
            <text:p>Offshoots (Diminishing curling lines that slowly reach out the further the Directional_line travels. Line curl tightness depends on the speed of the directional line)</text:p>
            <text:p/>
            <text:p>Fan_rate (Rate of Directional_line creation)</text:p>
            <text:p/>
            <text:p>Outlet (Creates Directional_lines towards the Outlet)</text:p>
            <text:p/>
            <text:p>When Directional_lines or Offshoots collide or join they are either strengthened or weakened depending on their directions.</text:p>
            <text:p/>
            <text:p/>
            <text:p/>
            <text:p/>
          </draw:text-box>
        </draw:frame>
        <draw:line draw:style-name="gr5" draw:text-style-name="P1" draw:layer="layout" svg:x1="10.525cm" svg:y1="5.762cm" svg:x2="7.985cm" svg:y2="5.762cm">
          <text:p/>
        </draw:line>
        <draw:line draw:style-name="gr5" draw:text-style-name="P1" draw:layer="layout" svg:x1="8.62cm" svg:y1="5.445cm" svg:x2="7.985cm" svg:y2="5.762cm">
          <text:p/>
        </draw:line>
        <draw:line draw:style-name="gr5" draw:text-style-name="P1" draw:layer="layout" svg:x1="8.62cm" svg:y1="6.08cm" svg:x2="7.985cm" svg:y2="5.762cm">
          <text:p/>
        </draw:line>
        <draw:line draw:style-name="gr5" draw:text-style-name="P1" draw:layer="layout" svg:x1="10.525cm" svg:y1="7.349cm" svg:x2="7.985cm" svg:y2="7.349cm">
          <text:p/>
        </draw:line>
        <draw:line draw:style-name="gr5" draw:text-style-name="P1" draw:layer="layout" svg:x1="8.62cm" svg:y1="7.032cm" svg:x2="7.985cm" svg:y2="7.349cm">
          <text:p/>
        </draw:line>
        <draw:line draw:style-name="gr5" draw:text-style-name="P1" draw:layer="layout" svg:x1="8.62cm" svg:y1="7.667cm" svg:x2="7.985cm" svg:y2="7.349cm">
          <text:p/>
        </draw:line>
        <draw:line draw:style-name="gr5" draw:text-style-name="P1" draw:layer="layout" svg:x1="10.525cm" svg:y1="9.254cm" svg:x2="7.985cm" svg:y2="9.254cm">
          <text:p/>
        </draw:line>
        <draw:line draw:style-name="gr5" draw:text-style-name="P1" draw:layer="layout" svg:x1="8.62cm" svg:y1="8.937cm" svg:x2="7.985cm" svg:y2="9.254cm">
          <text:p/>
        </draw:line>
        <draw:line draw:style-name="gr5" draw:text-style-name="P1" draw:layer="layout" svg:x1="8.62cm" svg:y1="9.572cm" svg:x2="7.985cm" svg:y2="9.2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5.7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1:41:30.912928250</meta:creation-date>
    <dc:date>2025-10-17T12:44:19.477318746</dc:date>
    <meta:editing-duration>PT22M39S</meta:editing-duration>
    <meta:editing-cycles>1</meta:editing-cycles>
    <meta:document-statistic meta:object-count="41"/>
    <meta:generator>LibreOffice/24.2.7.2$Linux_X86_64 LibreOffice_project/420$Build-2</meta:generator>
  </office:meta>
</office:document-meta>
</file>